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text-properties fo:color="#ff0000"/>
    </style:style>
    <style:style style:name="P65" style:family="paragraph" style:parent-style-name="Standard" style:list-style-name="L16">
      <style:paragraph-properties fo:text-align="start" style:justify-single-word="false"/>
    </style:style>
    <style:style style:name="P6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582633501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160884616"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088197042"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939468074" text:style-name="L4">
        <text:list-item>
          <text:p text:style-name="P33">user_id (INTEGER, FK, NOT NULL)</text:p>
        </text:list-item>
        <text:list-item>
          <text:p text:style-name="P33">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562726326"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735894978"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13173336" text:style-name="L7">
        <text:list-item>
          <text:p text:style-name="P36">lesson_id (INTEGER, FK, NOT NULL – refers to table lessons (9))</text:p>
        </text:list-item>
        <text:list-item>
          <text:p text:style-name="P36">title (TEXT – may be null)</text:p>
        </text:list-item>
        <text:list-item>
          <text:p text:style-name="P36">text (TEXT – may be null)</text:p>
        </text:list-item>
        <text:list-item>
          <text:p text:style-name="P36">position (INTEGER, NOT NULL, UNIQUE WITH lesson_id – represents the position of the slide inside the lesson)</text:p>
        </text:list-item>
        <text:list-item>
          <text:p text:style-name="P36">kind (ENUM ['cover', 'text', 'image1', 'image2', 'image3', 'audio1', 'audio2', 'video1', 'video2'] – represents the type of the slide)</text:p>
        </text:list-item>
      </text:list>
      <text:p text:style-name="P4">slide types:</text:p>
      <text:list xml:id="list254261394"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288936616"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157099327"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45666753"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643545040" text:continue-numbering="true"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text:soft-page-break/>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88057649"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052340786"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484012916"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778393851" text:continue-list="list1588057649"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709658093"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040950675"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91482439" text:style-name="L14">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839574239" text:style-name="L15">
        <text:list-item>
          <text:p text:style-name="P58"><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855963470" text:style-name="L16">
        <text:list-item>
          <text:p text:style-name="P64"><text:span text:style-name="T22">Suggested Lessons</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4"><text:span text:style-name="T22">Last Media Elements</text:span><text:span text:style-name="T23">: conditions → </text:span><text:span text:style-name="T24">(public = true) </text:span><text:span text:style-name="T15">∧</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045288016" text:style-name="L17">
        <text:list-item>
          <text:p text:style-name="P60">filter by subject (only for lessons)</text:p>
        </text:list-item>
        <text:list-item>
          <text:p text:style-name="P60"><text:soft-page-break/>filter by school level (only for lessons)</text:p>
        </text:list-item>
        <text:list-item>
          <text:p text:style-name="P60">filter by format (only for media elements)</text:p>
        </text:list-item>
        <text:list-item>
          <text:p text:style-name="P60">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654151740"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18">The view is organized as follows</text:span><text:span text:style-name="T3">:</text:span></text:p>
      <text:list xml:id="list1508207308" text:style-name="L19">
        <text:list-item>
          <text:p text:style-name="P42">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339301641"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531884819"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publish<text:span text:style-name="T1">: saves the lesson as public (you have to confirm that you want the lesson and all its elements to be public);</text:span></text:p>
        </text:list-item>
        <text:list-item>
          <text:p text:style-name="P53">unpublish<text:span text:style-name="T1">: saves the lesson as private without asking confirm and deletes all bookmarks and virtual_classroom_lessons records from anybody else using it; does not delete associated likes;</text:span></text:p>
        </text:list-item>
        <text:list-item>
          <text:p text:style-name="P53"><text:soft-page-break/>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1420692" text:style-name="L22">
        <text:list-item>
          <text:p text:style-name="P44">preview + edit + destroy + change info</text:p>
        </text:list-item>
        <text:list-item>
          <text:p text:style-name="P44">preview + add + report</text:p>
        </text:list-item>
        <text:list-item>
          <text:p text:style-name="P44">preview + edit + remove + report</text:p>
        </text:list-item>
      </text:list>
      <text:p text:style-name="P9"/>
      <text:p text:style-name="P4">Actions and consequences of each button for elements:</text:p>
      <text:list xml:id="list2000007394" text:continue-list="list1531884819"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580359360" text:style-name="L23">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1355067902"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1714248124"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047569673" text:style-name="L26">
        <text:list-item>
          <text:p text:style-name="P48">available media elements</text:p>
        </text:list-item>
        <text:list-item>
          <text:p text:style-name="P48"><text:soft-page-break/>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1727620601"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55191897" text:style-name="L28">
        <text:list-item>
          <text:p text:style-name="P50">database configuration and controls (we already saw these controls in <text:span text:style-name="T20">Section 1.2</text:span>, <text:span text:style-name="T20">Section 1.3</text:span>, <text:span text:style-name="T20">Section 1.4</text:span>)</text:p>
        </text:list-item>
        <text:list-item>
          <text:p text:style-name="P50">model validations and callbacks (<text:span text:style-name="T20">Section 3.2</text:span>)</text:p>
        </text:list-item>
        <text:list-item>
          <text:p text:style-name="P50">fundamental interface methods (methods handling the logic of the application, available to be used in the frontend, <text:span text:style-name="T20">Section 3.3</text:span>)</text:p>
        </text:list-item>
        <text:list-item>
          <text:p text:style-name="P50">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913316944" text:style-name="L29">
        <text:list-item>
          <text:p text:style-name="P51"><text:span text:style-name="T28">Manual 'before_destroy' callbacks</text:span> (in blue in the picture)</text:p>
        </text:list-item>
        <text:list-item>
          <text:p text:style-name="P51"><text:span text:style-name="T27">Automatic rails callbacks associated to polymorphism</text:span><text:span text:style-name="T28"> </text:span>(in red in the picture)</text:p>
        </text:list-item>
        <text:list-item>
          <text:p text:style-name="P51"><text:span text:style-name="T26">Database callbacks</text:span> (in green in the picture)</text:p>
        </text:list-item>
      </text:list>
      <text:p text:style-name="P3"/>
      <text:p text:style-name="P4">Besides the cascade destructions, there are the following callbacks:</text:p>
      <text:list xml:id="list1332258290" text:style-name="L30">
        <text:list-item>
          <text:p text:style-name="P52">Set as 'null' parent_id in table lessons if the parent lesson is destroyed (<text:span text:style-name="T26">database callback</text:span>).</text:p>
        </text:list-item>
        <text:list-item>
          <text:p text:style-name="P52">Create an automatic token for the lesson (<text:span text:style-name="T28">manual callback, 'before_validation'</text:span>)</text:p>
        </text:list-item>
        <text:list-item>
          <text:p text:style-name="P52">Create an automatic cover slide for the lesson (<text:span text:style-name="T28">manual callback, 'after_save'</text:span>)</text:p>
        </text:list-item>
        <text:list-item>
          <text:p text:style-name="P52">Stop destruction for a media element if it's public (<text:span text:style-name="T28">manual callback, 'before_destroy'</text:span>)</text:p>
        </text:list-item>
        <text:list-item>
          <text:p text:style-name="P52">Stop destruction if a slide is of kind 'cover' (<text:span text:style-name="T28">manual callback, 'before_destroy'</text:span>)</text:p>
        </text:list-item>
        <text:list-item>
          <text:p text:style-name="P52">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text:soft-page-break/>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soft-page-break/>)</text:p>
          </table:table-cell>
          <table:table-cell table:style-name="Tabella4.C12" office:value-type="string">
            <text:p text:style-name="P23">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text:soft-page-break/>(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0T09:47:29</dc:date>
    <dc:creator>Morgan Spa</dc:creator>
    <meta:editing-duration>P1DT6H5M3S</meta:editing-duration>
    <meta:editing-cycles>457</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08" meta:word-count="6280" meta:character-count="35916" meta:non-whitespace-character-count="33333"/>
  </office:meta>
</office:document-meta>
</file>